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8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9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7"/>
        <table:table-column table:style-name="co6" table:default-cell-style-name="ce19"/>
        <table:table-column table:style-name="co7" table:default-cell-style-name="ce19"/>
        <table:table-column table:style-name="co6" table:default-cell-style-name="ce19"/>
        <table:table-column table:style-name="co4" table:number-columns-repeated="60" table:default-cell-style-name="ce19"/>
        <table:table-row table:style-name="ro3">
          <table:table-cell table:style-name="ce2" office:value-type="string" calcext:value-type="string">
            <text:p>dtype URI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ECV URI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x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y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r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e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jc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ld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fir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2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4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m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e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l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dtype_lcc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a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w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no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dv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l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oc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lor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l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rr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k_490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g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o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t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e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t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m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In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kin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ubsk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Dep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Fn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lkProd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lakes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s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alinity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wh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eaState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m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iceShee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td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g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biomass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r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l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w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g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 table:number-rows-repeated="104849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19"/>
        <table:table-column table:style-name="co5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19"/>
        <table:table-column table:style-name="co5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11:36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Ruth Petrie</meta:initial-creator>
    <meta:creation-date>2016-03-11T08:28:02Z</meta:creation-date>
    <dc:date>2021-05-10T15:15:21.337000000</dc:date>
    <meta:editing-cycles>8</meta:editing-cycles>
    <meta:editing-duration>PT37M32S</meta:editing-duration>
    <meta:document-statistic meta:table-count="3" meta:cell-count="328" meta:object-count="0"/>
  </office:meta>
</office:document-meta>
</file>